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5 Threads</text:p>
          </table:table-cell>
          <table:table-cell office:value-type="string" calcext:value-type="string">
            <text:p>6 Threads (ns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225983" calcext:value-type="float">
            <text:p>2.225983</text:p>
          </table:table-cell>
          <table:table-cell office:value-type="float" office:value="62.463806" calcext:value-type="float">
            <text:p>62.463806</text:p>
          </table:table-cell>
          <table:table-cell office:value-type="float" office:value="74.520691" calcext:value-type="float">
            <text:p>74.520691</text:p>
          </table:table-cell>
          <table:table-cell office:value-type="float" office:value="169.432816" calcext:value-type="float">
            <text:p>169.432816</text:p>
          </table:table-cell>
          <table:table-cell office:value-type="float" office:value="242.637939" calcext:value-type="float">
            <text:p>242.637939</text:p>
          </table:table-cell>
          <table:table-cell office:value-type="float" office:value="286.240784" calcext:value-type="float">
            <text:p>286.2407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106388" calcext:value-type="float">
            <text:p>3.106388</text:p>
          </table:table-cell>
          <table:table-cell office:value-type="float" office:value="28.57835" calcext:value-type="float">
            <text:p>28.57835</text:p>
          </table:table-cell>
          <table:table-cell office:value-type="float" office:value="37.074181" calcext:value-type="float">
            <text:p>37.074181</text:p>
          </table:table-cell>
          <table:table-cell office:value-type="float" office:value="70.826111" calcext:value-type="float">
            <text:p>70.826111</text:p>
          </table:table-cell>
          <table:table-cell office:value-type="float" office:value="88.980698" calcext:value-type="float">
            <text:p>88.980698</text:p>
          </table:table-cell>
          <table:table-cell office:value-type="float" office:value="97.892151" calcext:value-type="float">
            <text:p>97.8921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3195" calcext:value-type="float">
            <text:p>2.23195</text:p>
          </table:table-cell>
          <table:table-cell office:value-type="float" office:value="13.194872" calcext:value-type="float">
            <text:p>13.194872</text:p>
          </table:table-cell>
          <table:table-cell office:value-type="float" office:value="16.16037" calcext:value-type="float">
            <text:p>16.16037</text:p>
          </table:table-cell>
          <table:table-cell office:value-type="float" office:value="23.290739" calcext:value-type="float">
            <text:p>23.290739</text:p>
          </table:table-cell>
          <table:table-cell office:value-type="float" office:value="32.695847" calcext:value-type="float">
            <text:p>32.695847</text:p>
          </table:table-cell>
          <table:table-cell office:value-type="float" office:value="115.782013" calcext:value-type="float">
            <text:p>115.7820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78377" calcext:value-type="float">
            <text:p>7.78377</text:p>
          </table:table-cell>
          <table:table-cell office:value-type="float" office:value="8.801523" calcext:value-type="float">
            <text:p>8.801523</text:p>
          </table:table-cell>
          <table:table-cell office:value-type="float" office:value="9.432898" calcext:value-type="float">
            <text:p>9.432898</text:p>
          </table:table-cell>
          <table:table-cell office:value-type="float" office:value="10.434961" calcext:value-type="float">
            <text:p>10.434961</text:p>
          </table:table-cell>
          <table:table-cell office:value-type="float" office:value="17.603125" calcext:value-type="float">
            <text:p>17.603125</text:p>
          </table:table-cell>
          <table:table-cell office:value-type="float" office:value="58.344067" calcext:value-type="float">
            <text:p>58.3440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.336759" calcext:value-type="float">
            <text:p>9.336759</text:p>
          </table:table-cell>
          <table:table-cell office:value-type="float" office:value="6.656889" calcext:value-type="float">
            <text:p>6.656889</text:p>
          </table:table-cell>
          <table:table-cell office:value-type="float" office:value="7.068805" calcext:value-type="float">
            <text:p>7.068805</text:p>
          </table:table-cell>
          <table:table-cell office:value-type="float" office:value="7.378581" calcext:value-type="float">
            <text:p>7.378581</text:p>
          </table:table-cell>
          <table:table-cell office:value-type="float" office:value="10.670802" calcext:value-type="float">
            <text:p>10.670802</text:p>
          </table:table-cell>
          <table:table-cell office:value-type="float" office:value="31.476429" calcext:value-type="float">
            <text:p>31.47642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.757241" calcext:value-type="float">
            <text:p>9.757241</text:p>
          </table:table-cell>
          <table:table-cell office:value-type="float" office:value="5.654371" calcext:value-type="float">
            <text:p>5.654371</text:p>
          </table:table-cell>
          <table:table-cell office:value-type="float" office:value="5.452819" calcext:value-type="float">
            <text:p>5.452819</text:p>
          </table:table-cell>
          <table:table-cell office:value-type="float" office:value="5.756567" calcext:value-type="float">
            <text:p>5.756567</text:p>
          </table:table-cell>
          <table:table-cell office:value-type="float" office:value="6.322471" calcext:value-type="float">
            <text:p>6.322471</text:p>
          </table:table-cell>
          <table:table-cell office:value-type="float" office:value="17.33145" calcext:value-type="float">
            <text:p>17.331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.050348" calcext:value-type="float">
            <text:p>10.050348</text:p>
          </table:table-cell>
          <table:table-cell office:value-type="float" office:value="5.016809" calcext:value-type="float">
            <text:p>5.016809</text:p>
          </table:table-cell>
          <table:table-cell office:value-type="float" office:value="4.533185" calcext:value-type="float">
            <text:p>4.533185</text:p>
          </table:table-cell>
          <table:table-cell office:value-type="float" office:value="4.59476" calcext:value-type="float">
            <text:p>4.59476</text:p>
          </table:table-cell>
          <table:table-cell office:value-type="float" office:value="4.914472" calcext:value-type="float">
            <text:p>4.914472</text:p>
          </table:table-cell>
          <table:table-cell office:value-type="float" office:value="10.265168" calcext:value-type="float">
            <text:p>10.26516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224268" calcext:value-type="float">
            <text:p>9.224268</text:p>
          </table:table-cell>
          <table:table-cell office:value-type="float" office:value="4.47176" calcext:value-type="float">
            <text:p>4.47176</text:p>
          </table:table-cell>
          <table:table-cell office:value-type="float" office:value="4.475694" calcext:value-type="float">
            <text:p>4.475694</text:p>
          </table:table-cell>
          <table:table-cell office:value-type="float" office:value="5.172628" calcext:value-type="float">
            <text:p>5.172628</text:p>
          </table:table-cell>
          <table:table-cell office:value-type="float" office:value="5.44165" calcext:value-type="float">
            <text:p>5.44165</text:p>
          </table:table-cell>
          <table:table-cell office:value-type="float" office:value="7.686184" calcext:value-type="float">
            <text:p>7.686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1:23:10.778096703</meta:creation-date>
    <dc:date>2017-02-25T02:05:45.515836001</dc:date>
    <meta:editing-duration>PT32M22S</meta:editing-duration>
    <meta:editing-cycles>5</meta:editing-cycles>
    <meta:generator>LibreOffice/5.1.4.2$Linux_X86_64 LibreOffice_project/10m0$Build-2</meta:generator>
    <meta:document-statistic meta:table-count="1" meta:cell-count="63" meta:object-count="0"/>
  </office:meta>
</office:document-meta>
</file>